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font-family="'Arial Black'" style:font-family-generic="swiss" style:font-pitch="variable"/>
    </style:style>
    <style:style style:name="P2" style:family="paragraph">
      <style:paragraph-properties fo:margin-left="0cm" fo:margin-right="0cm" fo:text-align="center" fo:text-indent="0cm"/>
      <style:text-properties fo:color="#ffffff" fo:font-family="'Arial Black'" style:font-family-generic="swiss"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T1" style:family="text">
      <style:text-properties fo:color="#ffffff" fo:font-family="'Arial Black'" style:font-family-generic="swiss" style:font-pitch="variable" fo:font-size="60pt" fo:font-weight="bold"/>
    </style:style>
    <style:style style:name="T2"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Wszystkie narody</text:span><text:span text:style-name="T1"><text:line-break/></text:span><text:span text:style-name="T2">klaskajcie w dłonie</text:span><text:span text:style-name="T2"><text:line-break/></text:span><text:span text:style-name="T2">Wykrzykujcie Bogu</text:span><text:span text:style-name="T2"><text:line-break/></text:span><text:span text:style-name="T2">radosnym głosem</text:span><text:span text:style-name="T2"><text:line-break/></text:span><text:span text:style-name="T2">Bo Pan Najwyższy</text:span><text:span text:style-name="T2"><text:line-break/></text:span><text:span text:style-name="T2">jest królem</text:span><text:span text:style-name="T2"><text:line-break/></text:span><text:span text:style-name="T2">nad całą ziemią</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Ś</text:span><text:span text:style-name="T2">piewajcie</text:span><text:span text:style-name="T2"><text:line-break/></text:span><text:span text:style-name="T2">- wszystkie narody</text:span><text:span text:style-name="T2"><text:line-break/></text:span><text:span text:style-name="T2">śpiewajcie</text:span><text:span text:style-name="T2"><text:line-break/></text:span><text:span text:style-name="T2">- radosnym głosem</text:span><text:span text:style-name="T2"><text:line-break/></text:span><text:span text:style-name="T2">śpiewajcie Królowi /x2</text:span><text:span text:style-name="T2"><text:line-break/></text:span><text:span text:style-name="T2">(Wszystkie narody...)</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Bo </text:span><text:span text:style-name="T2">Bóg króluje</text:span><text:span text:style-name="T2"><text:line-break/></text:span><text:span text:style-name="T2">nad narodami</text:span><text:span text:style-name="T2"><text:line-break/></text:span><text:span text:style-name="T2">Bo Bóg zasiada</text:span><text:span text:style-name="T2"><text:line-break/></text:span><text:span text:style-name="T2">na Swym</text:span><text:span text:style-name="T2"><text:line-break/></text:span><text:span text:style-name="T2">Świętym Tronie</text:span></text:p>
          </draw:text-box>
        </draw:frame>
        <presentation:notes draw:style-name="dp2">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2">Gdyż Bóg</text:span><text:span text:style-name="T2"><text:line-break/></text:span><text:span text:style-name="T2">jest Królem całej ziemi</text:span><text:span text:style-name="T2"><text:line-break/></text:span><text:span text:style-name="T2">Więc hymn śpiewajcie</text:span></text:p>
          </draw:text-box>
        </draw:frame>
        <presentation:notes draw:style-name="dp2">
          <draw:page-thumbnail draw:style-name="gr1" draw:layer="layout" svg:width="13.586cm" svg:height="11.136cm" svg:x="3.705cm" svg:y="2.256cm" draw:page-number="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Ś</text:span><text:span text:style-name="T2">piewajcie</text:span><text:span text:style-name="T2"><text:line-break/></text:span><text:span text:style-name="T2">- wszystkie narody</text:span><text:span text:style-name="T2"><text:line-break/></text:span><text:span text:style-name="T2">śpiewajcie</text:span><text:span text:style-name="T2"><text:line-break/></text:span><text:span text:style-name="T2">- radosnym głosem</text:span><text:span text:style-name="T2"><text:line-break/></text:span><text:span text:style-name="T2">śpiewajcie Królowi /x2</text:span></text:p>
          </draw:text-box>
        </draw:frame>
        <presentation:notes draw:style-name="dp2">
          <draw:page-thumbnail draw:style-name="gr1" draw:layer="layout" svg:width="13.586cm" svg:height="11.136cm" svg:x="3.705cm" svg:y="2.256cm" draw:page-number="5"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7T18:45:12</meta:creation-date>
    <dc:date>2013-05-07T18:37:29.67</dc:date>
    <dc:language>en-US</dc:language>
    <meta:editing-cycles>13</meta:editing-cycles>
    <meta:editing-duration>PT13M36S</meta:editing-duration>
    <meta:document-statistic meta:object-count="30"/>
    <meta:user-defined meta:name="Info 1"/>
    <meta:user-defined meta:name="Info 2"/>
    <meta:user-defined meta:name="Info 3"/>
    <meta:user-defined meta:name="Info 4"/>
  </office:meta>
</office:document-meta>
</file>